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0" style:family="table">
      <style:table-properties style:width="3.9167in" fo:margin-left="1.5292in" fo:margin-right="1.2472in" table:align="margins"/>
    </style:style>
    <style:style style:name="Tabla10.A" style:family="table-column">
      <style:table-column-properties style:column-width="0.666in" style:rel-column-width="11143*"/>
    </style:style>
    <style:style style:name="Tabla10.B" style:family="table-column">
      <style:table-column-properties style:column-width="3.2507in" style:rel-column-width="54392*"/>
    </style:style>
    <style:style style:name="Tabla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10.B1" style:family="table-cell">
      <style:table-cell-properties fo:padding="0.0382in" fo:border="0.0007in solid #000000"/>
    </style:style>
    <style:style style:name="Tabla10.A2" style:family="table-cell">
      <style:table-cell-properties fo:padding="0.0382in" fo:border-left="0.0007in solid #000000" fo:border-right="none" fo:border-top="none" fo:border-bottom="0.0007in solid #000000"/>
    </style:style>
    <style:style style:name="Tabla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2" style:family="table">
      <style:table-properties style:width="5.1403in" table:align="center"/>
    </style:style>
    <style:style style:name="Tabla2.A" style:family="table-column">
      <style:table-column-properties style:column-width="0.959in"/>
    </style:style>
    <style:style style:name="Tabla2.B" style:family="table-column">
      <style:table-column-properties style:column-width="1.8465in"/>
    </style:style>
    <style:style style:name="Tabla2.C" style:family="table-column">
      <style:table-column-properties style:column-width="0.4903in"/>
    </style:style>
    <style:style style:name="Tabla2.D" style:family="table-column">
      <style:table-column-properties style:column-width="1.1354in"/>
    </style:style>
    <style:style style:name="Tabla2.E" style:family="table-column">
      <style:table-column-properties style:column-width="0.709in"/>
    </style:style>
    <style:style style:name="Tabla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2.E1" style:family="table-cell">
      <style:table-cell-properties fo:padding="0.0382in" fo:border="0.0007in solid #000000"/>
    </style:style>
    <style:style style:name="Tabla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a2.B2" style:family="table-cell">
      <style:table-cell-properties fo:padding="0.0382in" fo:border-left="0.0007in solid #000000" fo:border-right="none" fo:border-top="none" fo:border-bottom="0.0007in solid #000000"/>
    </style:style>
    <style:style style:name="Tabla2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a1" style:family="table">
      <style:table-properties style:width="4.9215in" table:align="center"/>
    </style:style>
    <style:style style:name="Tabla1.A" style:family="table-column">
      <style:table-column-properties style:column-width="4.9215in"/>
    </style:style>
    <style:style style:name="Tabla1.A1" style:family="table-cell">
      <style:table-cell-properties fo:padding="0.0382in" fo:border="0.0007in solid #000000"/>
    </style:style>
    <style:style style:name="Tabla3" style:family="table">
      <style:table-properties style:width="4.9215in" table:align="center"/>
    </style:style>
    <style:style style:name="Tabla3.A" style:family="table-column">
      <style:table-column-properties style:column-width="4.9215in"/>
    </style:style>
    <style:style style:name="Tabla3.A1" style:family="table-cell">
      <style:table-cell-properties fo:padding="0.0382in" fo:border="0.0007in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Header">
      <style:paragraph-properties fo:text-align="center" style:justify-single-word="false"/>
      <style:text-properties fo:language="es" fo:country="E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left="0.5in" fo:margin-right="0in" fo:text-indent="-0.25in" style:auto-text-indent="false"/>
    </style:style>
    <style:style style:name="P6" style:family="paragraph" style:parent-style-name="Text_20_body">
      <style:paragraph-properties fo:margin-left="0.5in" fo:margin-right="0in" fo:text-indent="-0.25in" style:auto-text-indent="false"/>
      <style:text-properties fo:font-variant="normal" fo:text-transform="none" fo:language="es" fo:country="ES"/>
    </style:style>
    <style:style style:name="P7" style:family="paragraph" style:parent-style-name="Text_20_body">
      <style:paragraph-properties fo:margin-left="0.5in" fo:margin-right="0in" fo:text-indent="-0.25in" style:auto-text-indent="false"/>
      <style:text-properties fo:font-variant="normal" fo:text-transform="none" fo:language="es" fo:country="ES" fo:font-style="normal" style:font-style-asian="normal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ext_20_body">
      <style:paragraph-properties fo:margin-top="0.1665in" fo:margin-bottom="0.0835in"/>
      <style:text-properties style:font-name="Times New Roman" fo:font-style="italic" style:font-name-asian="Arial Unicode MS" style:font-style-asian="italic" style:font-name-complex="Mangal" style:font-style-complex="italic"/>
    </style:style>
    <style:style style:name="P15" style:family="paragraph" style:parent-style-name="Text_20_body">
      <style:paragraph-properties fo:margin-left="0.25in" fo:margin-right="0in" fo:text-align="center" style:justify-single-word="false" fo:text-indent="0in" style:auto-text-indent="false"/>
      <style:text-properties fo:font-variant="normal" fo:text-transform="none" fo:language="es" fo:country="ES" fo:font-weight="bold" style:font-weight-asian="bold" style:font-weight-complex="bold"/>
    </style:style>
    <style:style style:name="P16" style:family="paragraph" style:parent-style-name="Text_20_body">
      <style:paragraph-properties fo:margin-left="0.0102in" fo:margin-right="0in" fo:text-align="center" style:justify-single-word="false" fo:text-indent="0.0102in" style:auto-text-indent="false">
        <style:tab-stops/>
      </style:paragraph-properties>
      <style:text-properties fo:font-variant="normal" fo:text-transform="none" fo:language="es" fo:country="ES" fo:font-style="normal" fo:font-weight="bold" style:font-style-asian="normal" style:font-weight-asian="bold" style:font-style-complex="normal" style:font-weight-complex="bold"/>
    </style:style>
    <style:style style:name="P17" style:family="paragraph" style:parent-style-name="Text_20_body" style:list-style-name="L1">
      <style:text-properties fo:language="es" fo:country="ES"/>
    </style:style>
    <style:style style:name="P18" style:family="paragraph" style:parent-style-name="Text_20_body" style:list-style-name="L2">
      <style:text-properties fo:language="es" fo:country="ES"/>
    </style:style>
    <style:style style:name="P19" style:family="paragraph" style:parent-style-name="Text_20_body" style:list-style-name="L3">
      <style:text-properties fo:language="es" fo:country="ES"/>
    </style:style>
    <style:style style:name="P20" style:family="paragraph" style:parent-style-name="Text_20_body" style:list-style-name="L4">
      <style:text-properties fo:language="es" fo:country="ES" style:text-underline-style="none"/>
    </style:style>
    <style:style style:name="P21" style:family="paragraph" style:parent-style-name="Text_20_body" style:list-style-name="L9">
      <style:text-properties fo:language="es" fo:country="ES"/>
    </style:style>
    <style:style style:name="P22" style:family="paragraph" style:parent-style-name="Text_20_body" style:list-style-name="L5">
      <style:text-properties fo:font-weight="normal" style:font-weight-asian="normal" style:font-weight-complex="normal"/>
    </style:style>
    <style:style style:name="P23" style:family="paragraph" style:parent-style-name="Text_20_body" style:list-style-name="L6">
      <style:paragraph-properties fo:margin-left="0.5in" fo:margin-right="0in" fo:text-indent="-0.25in" style:auto-text-indent="false"/>
      <style:text-properties fo:font-variant="normal" fo:text-transform="none" fo:language="es" fo:country="ES"/>
    </style:style>
    <style:style style:name="P24" style:family="paragraph" style:parent-style-name="Text_20_body" style:list-style-name="L6">
      <style:paragraph-properties fo:margin-left="0.5in" fo:margin-right="0in" fo:text-indent="-0.25in" style:auto-text-indent="false"/>
      <style:text-properties fo:font-variant="normal" fo:text-transform="none" fo:language="es" fo:country="ES" fo:font-style="normal" style:font-style-asian="normal" style:font-style-complex="normal"/>
    </style:style>
    <style:style style:name="P25" style:family="paragraph" style:parent-style-name="Text_20_body">
      <style:paragraph-properties fo:margin-left="0.5in" fo:margin-right="0in" fo:text-indent="-0.25in" style:auto-text-indent="false"/>
      <style:text-properties fo:font-variant="normal" fo:text-transform="none" fo:language="es" fo:country="ES" fo:font-style="italic" style:font-style-asian="italic" style:font-style-complex="italic"/>
    </style:style>
    <style:style style:name="P26" style:family="paragraph" style:parent-style-name="Text_20_body" style:list-style-name="L6">
      <style:paragraph-properties fo:margin-left="0.5in" fo:margin-right="0in" fo:text-indent="-0.25in" style:auto-text-indent="false"/>
      <style:text-properties fo:font-variant="normal" fo:text-transform="none" fo:language="es" fo:country="ES" fo:font-style="italic" style:font-style-asian="italic" style:font-style-complex="italic"/>
    </style:style>
    <style:style style:name="P27" style:family="paragraph" style:parent-style-name="Text_20_body" style:list-style-name="L7">
      <style:paragraph-properties fo:margin-top="0.1665in" fo:margin-bottom="0.0835in"/>
      <style:text-properties style:font-name="Times New Roman" style:font-name-asian="Arial Unicode MS" style:font-name-complex="Mangal"/>
    </style:style>
    <style:style style:name="P28" style:family="paragraph" style:parent-style-name="Text_20_body" style:list-style-name="L8">
      <style:paragraph-properties fo:margin-top="0.1665in" fo:margin-bottom="0.0835in"/>
      <style:text-properties style:font-name="Times New Roman" style:font-name-asian="Arial Unicode MS" style:font-name-complex="Mangal"/>
    </style:style>
    <style:style style:name="P29" style:family="paragraph" style:parent-style-name="Heading_20_1">
      <style:text-properties fo:language="es" fo:country="ES" fo:font-style="italic"/>
    </style:style>
    <style:style style:name="P30" style:family="paragraph" style:parent-style-name="Heading_20_2">
      <style:text-properties fo:language="es" fo:country="ES"/>
    </style:style>
    <style:style style:name="P31" style:family="paragraph" style:parent-style-name="Heading_20_2">
      <style:paragraph-properties fo:margin-top="0.1665in" fo:margin-bottom="0.0835in" fo:keep-with-next="always"/>
      <style:text-properties style:font-name="Arial" style:font-name-asian="Arial Unicode MS" style:font-name-complex="Mangal"/>
    </style:style>
    <style:style style:name="P32" style:family="paragraph">
      <style:paragraph-properties fo:text-align="center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weight-complex="bold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fo:language="es" fo:country="ES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svg:stroke-width="0.0398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rga de notas</text:p>
      <text:p text:style-name="P4">Asignación - CATS</text:p>
      <text:h text:style-name="Heading_20_1" text:outline-level="1"><draw:line text:anchor-type="paragraph" draw:z-index="0" draw:style-name="gr1" draw:text-style-name="P32" svg:x1="0.0138in" svg:y1="0.0256in" svg:x2="6.6945in" svg:y2="0.0256in"><text:p/></draw:line>CARACTERISTICAS</text:h>
      <text:list xml:id="list41319819" text:style-name="L1">
        <text:list-item>
          <text:p text:style-name="P17">Proceso mediante el cual un catedrático sube notas de los cursos en los que está asignado en un período específico: Semestre, vacaciones y retrasadas.</text:p>
        </text:list-item>
      </text:list>
      <text:h text:style-name="Heading_20_1" text:outline-level="1">ESPECIFICACIONES DEL CASO DE USO</text:h>
      <text:h text:style-name="Heading_20_2" text:outline-level="2">DESCRIPCION GENERAL</text:h>
      <text:p text:style-name="Standard"><text:tab/>Proceso por medio del cual un catedrático, asignado en una sección de un curso en un <text:tab/>período específico realiza la carga de notas para cada uno de los estudiantes asignados en el <text:tab/>curso. Dicho proceso podrá ser realizado siempre y cuando el período de carga de notas sea <text:tab/>vigente y el estado de las notas sea “no oficializado”</text:p>
      <text:h text:style-name="Heading_20_2" text:outline-level="2">ACTOR PRIMARIO</text:h>
      <text:list xml:id="list41306749" text:style-name="L2">
        <text:list-item>
          <text:p text:style-name="P18">Usuario autenticado en el sistema </text:p>
        </text:list-item>
      </text:list>
      <text:h text:style-name="Heading_20_2" text:outline-level="2">PRE-CONDICIONES</text:h>
      <text:list xml:id="list41323240" text:style-name="L3">
        <text:list-item>
          <text:p text:style-name="P19">Que el actor tenga acceso al sistema</text:p>
        </text:list-item>
        <text:list-item>
          <text:p text:style-name="P19">Que el actor este registrado en el sistema</text:p>
        </text:list-item>
        <text:list-item>
          <text:p text:style-name="P19">Que el actor tenga el perfil con el rol para la carga de notas de curso.</text:p>
        </text:list-item>
        <text:list-item>
          <text:p text:style-name="P19">Que el período de carga de notas esté vigente.</text:p>
        </text:list-item>
        <text:list-item>
          <text:p text:style-name="P19">Que el actor posea la plantilla proporcionada por el sistema CATS para la carga de notas</text:p>
        </text:list-item>
      </text:list>
      <text:h text:style-name="Heading_20_2" text:outline-level="2">POST-CONDICIONES</text:h>
      <text:list xml:id="list41333913" text:style-name="L4">
        <text:list-item>
          <text:p text:style-name="P20">No aplica.</text:p>
        </text:list-item>
      </text:list>
      <text:h text:style-name="Heading_20_2" text:outline-level="2">FLUJO PRINCIPAL </text:h>
      <text:list xml:id="list41325739" text:style-name="L5">
        <text:list-item>
          <text:p text:style-name="P22"><text:span text:style-name="T1">El actor selecciona del menú principal Carga de notas → Cargar notas</text:span><text:span text:style-name="T2">.</text:span></text:p>
        </text:list-item>
      </text:list>
      <text:list xml:id="list41304889" text:style-name="L6">
        <text:list-item>
          <text:p text:style-name="P23">El sistema verifica que el periodo de carga de notas, en el calendario de actividades, este vigente.</text:p>
        </text:list-item>
        <text:list-item>
          <text:p text:style-name="P23">E base al tipo de horario se establece el período de carga de notas: SEMESTRE, VACACIONES, PRIMERA RETRASADA <text:tab/>o SEGUNDA RETRASADA.</text:p>
        </text:list-item>
        <text:list-item>
          <text:p text:style-name="P23">El sistema valida que el catedrático tenga asignado cursos para impartir en la entidad “<text:span text:style-name="T6">asignacion_catedratico_horario</text:span>”.</text:p>
        </text:list-item>
        <text:list-item>
          <text:p text:style-name="P23">Se despliega la siguiente pantalla donde el actor selecciona, de los cursos que tiene asignados en el semestre vigente, que curso y sección cargará notas:</text:p>
        </text:list-item>
      </text:list>
      <text:p text:style-name="P6"><text:soft-page-break/></text:p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0">Curso</text:p>
          </table:table-cell>
          <table:table-cell table:style-name="Tabla10.B1" office:value-type="string">
            <text:p text:style-name="P12">listaDeCursosAsignadosAlCatedrático</text:p>
          </table:table-cell>
        </table:table-row>
        <table:table-row>
          <table:table-cell table:style-name="Tabla10.A2" office:value-type="string">
            <text:p text:style-name="P10">Sección</text:p>
          </table:table-cell>
          <table:table-cell table:style-name="Tabla10.B2" office:value-type="string">
            <text:p text:style-name="P11">seccionesDeCursoAsignadasAlCatedrático</text:p>
          </table:table-cell>
        </table:table-row>
      </table:table>
      <text:p text:style-name="P15">Listar estudiantes asignados</text:p>
      <text:list xml:id="list41563123" text:continue-numbering="true" text:style-name="L6">
        <text:list-header>
          <text:p text:style-name="P24"/>
        </text:list-header>
        <text:list-item>
          <text:p text:style-name="P24">El sistema muestra el listado de estudiantes asignados al curso seleccionado por el catedrático junto a los input para el ingreso de notas: <text:span text:style-name="T5">zona, laboratorio</text:span> y <text:span text:style-name="T5">final. </text:span>Dichos input tendrán los valores de las notas de cada estudiante, sí éstas ya hubiesen sido ingresadas<text:span text:style-name="T5">:</text:span></text:p>
          <text:p text:style-name="P26"/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0">Carne</text:p>
          </table:table-cell>
          <table:table-cell table:style-name="Tabla2.A1" office:value-type="string">
            <text:p text:style-name="P10">Nombre</text:p>
          </table:table-cell>
          <table:table-cell table:style-name="Tabla2.A1" office:value-type="string">
            <text:p text:style-name="P10">Zona</text:p>
          </table:table-cell>
          <table:table-cell table:style-name="Tabla2.A1" office:value-type="string">
            <text:p text:style-name="P10">Laboratorio</text:p>
          </table:table-cell>
          <table:table-cell table:style-name="Tabla2.E1" office:value-type="string">
            <text:p text:style-name="P10">Final </text:p>
          </table:table-cell>
        </table:table-row>
        <table:table-row>
          <table:table-cell table:style-name="Tabla2.A2" office:value-type="float" office:value="200511667">
            <text:p text:style-name="P13">200511667</text:p>
          </table:table-cell>
          <table:table-cell table:style-name="Tabla2.B2" office:value-type="string">
            <text:p text:style-name="Table_20_Contents">Carlos Solórzano</text:p>
          </table:table-cell>
          <table:table-cell table:style-name="Tabla2.A2" office:value-type="float" office:value="75">
            <text:p text:style-name="P13">75</text:p>
          </table:table-cell>
          <table:table-cell table:style-name="Tabla2.A2" office:value-type="float" office:value="10">
            <text:p text:style-name="P13">10</text:p>
          </table:table-cell>
          <table:table-cell table:style-name="Tabla2.E2" office:value-type="float" office:value="15">
            <text:p text:style-name="P13">15</text:p>
          </table:table-cell>
        </table:table-row>
        <table:table-row>
          <table:table-cell table:style-name="Tabla2.A2" office:value-type="float" office:value="2001123456">
            <text:p text:style-name="P13">2001123456</text:p>
          </table:table-cell>
          <table:table-cell table:style-name="Tabla2.B2" office:value-type="string">
            <text:p text:style-name="Table_20_Contents">Luis Pérez</text:p>
          </table:table-cell>
          <table:table-cell table:style-name="Tabla2.A2" office:value-type="float" office:value="10">
            <text:p text:style-name="P13">10</text:p>
          </table:table-cell>
          <table:table-cell table:style-name="Tabla2.A2" office:value-type="float" office:value="5">
            <text:p text:style-name="P13">5</text:p>
          </table:table-cell>
          <table:table-cell table:style-name="Tabla2.E2" office:value-type="float" office:value="0">
            <text:p text:style-name="P13">0</text:p>
          </table:table-cell>
        </table:table-row>
        <table:table-row>
          <table:table-cell table:style-name="Tabla2.A2" office:value-type="float" office:value="200815151">
            <text:p text:style-name="P13">200815151</text:p>
          </table:table-cell>
          <table:table-cell table:style-name="Tabla2.B2" office:value-type="string">
            <text:p text:style-name="Table_20_Contents">Maria Magdalena</text:p>
          </table:table-cell>
          <table:table-cell table:style-name="Tabla2.A2" office:value-type="float" office:value="50">
            <text:p text:style-name="P13">50</text:p>
          </table:table-cell>
          <table:table-cell table:style-name="Tabla2.A2" office:value-type="float" office:value="7">
            <text:p text:style-name="P13">7</text:p>
          </table:table-cell>
          <table:table-cell table:style-name="Tabla2.E2" office:value-type="float" office:value="14">
            <text:p text:style-name="P13">14</text:p>
          </table:table-cell>
        </table:table-row>
      </table:table>
      <text:p text:style-name="P16">Guardar <text:tab/>Oficializar</text:p>
      <text:p text:style-name="P25"/>
      <text:list xml:id="list41570423" text:continue-numbering="true" text:style-name="L6">
        <text:list-item>
          <text:p text:style-name="P24">Sí el catedrático selecciona <text:span text:style-name="T9">Guardar: </text:span>El sistema realiza la validación que todas las notas se hayan ingresado y procede a guardar la data ingresada al sistema.</text:p>
        </text:list-item>
        <text:list-item>
          <text:p text:style-name="P24">Sí el catedrático selecciona <text:span text:style-name="T9">Oficializar</text:span>: El sistema realiza el mismo proceso de Guardar pero graba las notas con estado oficializado, lo cual significa que dichas notas no podrán ser modificadas.</text:p>
        </text:list-item>
      </text:list>
      <text:p text:style-name="P7"/>
      <text:h text:style-name="P31" text:outline-level="2">FLUJO SECUNDARIO</text:h>
      <text:p text:style-name="P14">Carga de notas fuera de período:</text:p>
      <text:list xml:id="list41310387" text:style-name="L7">
        <text:list-item>
          <text:p text:style-name="P27">Si el período de carga de notas no es vigente, se despliega el siguiente mensaje: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8">Carga de notas fuera de período.</text:p>
          </table:table-cell>
        </table:table-row>
      </table:table>
      <text:p text:style-name="P14">Catedrático sin curso asignado a impartir:</text:p>
      <text:list xml:id="list41307281" text:style-name="L8">
        <text:list-item>
          <text:p text:style-name="P28">Si el catedrático no posee curso asignado a <text:span text:style-name="T7">impartir</text:span><text:span text:style-name="T8">,</text:span> se despliega el siguiente mensaje:</text:p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p text:style-name="P8">Lo sentimos, usted no tiene curso asignado en el período vigente.</text:p>
            <text:p text:style-name="P9"/>
            <text:p text:style-name="P8">Por favor contactar a las oficinas de control académico<text:span text:style-name="T7">.</text:span></text:p>
          </table:table-cell>
        </table:table-row>
      </table:table>
      <text:h text:style-name="P30" text:outline-level="2">REFERENCIAS</text:h>
      <text:p text:style-name="P5">●<text:span text:style-name="T3"> <text:tab/></text:span><text:span text:style-name="T1">Sin referencias</text:span></text:p>
      <text:h text:style-name="P30" text:outline-level="2"><text:soft-page-break/>REGLAS DEL NEGOCIO</text:h>
      <text:list xml:id="list41307402" text:style-name="L9">
        <text:list-item>
          <text:p text:style-name="P21">Validar período vigente de carga de notas</text:p>
        </text:list-item>
        <text:list-item>
          <text:p text:style-name="P21">Validación que el catedrático tenga cursos asignados a impartir.</text:p>
        </text:list-item>
      </text:list>
      <text:h text:style-name="P30" text:outline-level="2">COMENTARIOS ADICIONALES</text:h>
      <text:p text:style-name="P5">●<text:span text:style-name="T3"><text:tab/></text:span><text:span text:style-name="T4">No aplica</text:span></text:p>
      <text:h text:style-name="P29" text:outline-level="1">GLOSARIO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G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ATS</text:p>
        <text:p text:style-name="MP1">Asignación: Carga de notas<text:tab/><text:tab/>CU-CATS001</text:p>
        <text:p text:style-name="MP2">18/04/2011<text:tab/><text:tab/>Autor: Carlos Solórzan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los Alejandro Solórzano Roldán</meta:initial-creator>
    <meta:creation-date>2010-11-25T15:48:42.72</meta:creation-date>
    <dc:date>2011-05-06T21:43:27.99</dc:date>
    <dc:creator>Carlos Solórzano</dc:creator>
    <meta:editing-duration>PT23H59M35S</meta:editing-duration>
    <meta:editing-cycles>63</meta:editing-cycles>
    <meta:generator>OpenOffice.org/3.2$Win32 OpenOffice.org_project/320m18$Build-9502</meta:generator>
    <meta:document-statistic meta:table-count="4" meta:image-count="0" meta:object-count="0" meta:page-count="3" meta:paragraph-count="71" meta:word-count="517" meta:character-count="3126"/>
  </office:meta>
</office:document-meta>
</file>